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06400000032481BF7AC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DejaVu Sans Mono" svg:font-family="'DejaVu Sans Mono'" style:font-family-generic="modern" style:font-pitch="fixed"/>
    <style:font-face style:name="Segoe Print" svg:font-family="'Segoe Print'" style:font-adornments="Negri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ntrato" style:family="table">
      <style:table-properties style:width="16.999cm" table:align="margins"/>
    </style:style>
    <style:style style:name="Contrato.A" style:family="table-column">
      <style:table-column-properties style:column-width="3.572cm" style:rel-column-width="13770*"/>
    </style:style>
    <style:style style:name="Contrato.B" style:family="table-column">
      <style:table-column-properties style:column-width="13.427cm" style:rel-column-width="51765*"/>
    </style:style>
    <style:style style:name="Contrato.A1" style:family="table-cell">
      <style:table-cell-properties fo:background-color="transparent" fo:padding="0.097cm" fo:border-left="0.088cm solid #9999cc" fo:border-right="none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B1" style:family="table-cell">
      <style:table-cell-properties fo:background-color="transparent" fo:padding="0.097cm" fo:border-left="0.002cm solid #000000" fo:border-right="0.088cm solid #000000" fo:border-top="0.088cm solid #9999cc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A2" style:family="table-cell">
      <style:table-cell-properties fo:background-color="transparent" fo:padding="0.097cm" fo:border-left="0.088cm solid #9999cc" fo:border-right="none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B2" style:family="table-cell">
      <style:table-cell-properties fo:background-color="transparent" fo:padding="0.097cm" fo:border-left="0.002cm solid #000000" fo:border-right="0.088cm solid #000000" fo:border-top="none" fo:border-bottom="0.002cm solid #000000">
        <style:background-image xlink:href="Pictures/100002010000006400000032481BF7AC.png" xlink:type="simple" xlink:actuate="onLoad" style:repeat="stretch"/>
      </style:table-cell-properties>
    </style:style>
    <style:style style:name="Contrato.A9" style:family="table-cell">
      <style:table-cell-properties fo:background-color="transparent" fo:padding="0.097cm" fo:border-left="0.088cm solid #9999cc" fo:border-right="none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Contrato.B9" style:family="table-cell">
      <style:table-cell-properties fo:background-color="transparent" fo:padding="0.097cm" fo:border-left="0.002cm solid #000000" fo:border-right="0.088cm solid #000000" fo:border-top="none" fo:border-bottom="0.088cm solid #000000">
        <style:background-image xlink:href="Pictures/100002010000006400000032481BF7AC.png" xlink:type="simple" xlink:actuate="onLoad" style:repeat="stretch"/>
      </style:table-cell-properties>
    </style:style>
    <style:style style:name="P1" style:family="paragraph" style:parent-style-name="Table_20_Heading">
      <style:paragraph-properties fo:text-align="start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able_20_Contents" style:list-style-name="L1"/>
    <style:style style:name="P4" style:family="paragraph" style:parent-style-name="Table_20_Contents" style:list-style-name="L2"/>
    <style:style style:name="P5" style:family="paragraph" style:parent-style-name="Table_20_Contents" style:list-style-name="L3"/>
    <style:style style:name="T1" style:family="text">
      <style:text-properties style:text-underline-style="none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ontrato" table:style-name="Contrato">
        <table:table-column table:style-name="Contrato.A"/>
        <table:table-column table:style-name="Contrato.B"/>
        <table:table-row>
          <table:table-cell table:style-name="Contrato.A1" office:value-type="string">
            <text:p text:style-name="P1">Nombre:</text:p>
          </table:table-cell>
          <table:table-cell table:style-name="Contrato.B1" office:value-type="string">
            <text:p text:style-name="Text_20_body">dataSet = elementosAfectadosFaltaProductos(fechaInicio, fechaFin)</text:p>
          </table:table-cell>
        </table:table-row>
        <table:table-row>
          <table:table-cell table:style-name="Contrato.A2" office:value-type="string">
            <text:p text:style-name="P1">Responsabilidad:</text:p>
          </table:table-cell>
          <table:table-cell table:style-name="Contrato.B2" office:value-type="string">
            <text:p text:style-name="Text_20_body">Obtiene los datos de los elementos que se han visto implicados por la falta de algún producto durante un determinado plazo de tiempo.</text:p>
          </table:table-cell>
        </table:table-row>
        <table:table-row>
          <table:table-cell table:style-name="Contrato.A2" office:value-type="string">
            <text:p text:style-name="P1">Tipo:</text:p>
          </table:table-cell>
          <table:table-cell table:style-name="Contrato.B2" office:value-type="string">
            <text:p text:style-name="Table_20_Contents">Sistema</text:p>
          </table:table-cell>
        </table:table-row>
        <table:table-row>
          <table:table-cell table:style-name="Contrato.A2" office:value-type="string">
            <text:p text:style-name="P1">Referencias:</text:p>
          </table:table-cell>
          <table:table-cell table:style-name="Contrato.B2" office:value-type="string">
            <text:p text:style-name="Table_20_Contents">Caso de uso “Consultar Estadisticas”</text:p>
          </table:table-cell>
        </table:table-row>
        <table:table-row>
          <table:table-cell table:style-name="Contrato.A2" office:value-type="string">
            <text:p text:style-name="P1">Nota:</text:p>
          </table:table-cell>
          <table:table-cell table:style-name="Contrato.B2" office:value-type="string">
            <text:p text:style-name="Table_20_Contents"/>
          </table:table-cell>
        </table:table-row>
        <table:table-row>
          <table:table-cell table:style-name="Contrato.A2" office:value-type="string">
            <text:p text:style-name="P1">Excepción:</text:p>
          </table:table-cell>
          <table:table-cell table:style-name="Contrato.B2" office:value-type="string">
            <text:list xml:id="list1450325013" text:style-name="L1">
              <text:list-item>
                <text:p text:style-name="P3">Si no ha faltado ningún producto durante el tiempo determinado .</text:p>
              </text:list-item>
            </text:list>
          </table:table-cell>
        </table:table-row>
        <table:table-row>
          <table:table-cell table:style-name="Contrato.A2" office:value-type="string">
            <text:p text:style-name="P1">Precondición:</text:p>
          </table:table-cell>
          <table:table-cell table:style-name="Contrato.B2" office:value-type="string">
            <text:list xml:id="list979553588" text:style-name="L3">
              <text:list-item>
                <text:p text:style-name="P5">fechaInicio debe ser menor que fechaFin.</text:p>
              </text:list-item>
              <text:list-item>
                <text:p text:style-name="P5">fechaFin debe ser menor o igual que la fecha actual.</text:p>
              </text:list-item>
            </text:list>
          </table:table-cell>
        </table:table-row>
        <table:table-row>
          <table:table-cell table:style-name="Contrato.A2" office:value-type="string">
            <text:p text:style-name="P1">Postcondición:</text:p>
          </table:table-cell>
          <table:table-cell table:style-name="Contrato.B2" office:value-type="string">
            <text:p text:style-name="Table_20_Contents"/>
          </table:table-cell>
        </table:table-row>
        <table:table-row>
          <table:table-cell table:style-name="Contrato.A9" office:value-type="string">
            <text:p text:style-name="P1">Salida:</text:p>
          </table:table-cell>
          <table:table-cell table:style-name="Contrato.B9" office:value-type="string">
            <text:p text:style-name="Table_20_Contents">Un objeto DefaultCategoryDataset con los datos de los elementos que se han visto afectados por la falta de cada producto.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DejaVu Sans Mono" svg:font-family="'DejaVu Sans Mono'" style:font-family-generic="modern" style:font-pitch="fixed"/>
    <style:font-face style:name="Segoe Print" svg:font-family="'Segoe Print'" style:font-adornments="Negri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fo:background-color="transparent" text:number-lines="false" text:line-number="0"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color="#333366" style:font-name="Segoe Print" fo:font-size="11pt" fo:font-weight="bold" style:font-size-asian="10.5pt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22T20:59:05.27</meta:creation-date>
    <meta:generator>OpenOffice.org/3.2$Unix OpenOffice.org_project/320m12$Build-9483</meta:generator>
    <meta:editing-duration>PT02H47M07S</meta:editing-duration>
    <meta:editing-cycles>24</meta:editing-cycles>
    <meta:initial-creator>Sergio Rodriguez Lumley</meta:initial-creator>
    <dc:date>2010-05-21T10:22:15</dc:date>
    <meta:document-statistic meta:table-count="1" meta:image-count="0" meta:object-count="0" meta:page-count="1" meta:paragraph-count="17" meta:word-count="93" meta:character-count="610"/>
  </office:meta>
</office:document-meta>
</file>